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imbus Sans1" svg:font-family="'Nimbus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78in" fo:margin-left="-0.0007in" table:align="left"/>
    </style:style>
    <style:style style:name="Table1.A" style:family="table-column">
      <style:table-column-properties style:column-width="0.1875in"/>
    </style:style>
    <style:style style:name="Table1.B" style:family="table-column">
      <style:table-column-properties style:column-width="1.1861in"/>
    </style:style>
    <style:style style:name="Table1.C" style:family="table-column">
      <style:table-column-properties style:column-width="1.1896in"/>
    </style:style>
    <style:style style:name="Table1.D" style:family="table-column">
      <style:table-column-properties style:column-width="1.1847in"/>
    </style:style>
    <style:style style:name="Table1.F" style:family="table-column">
      <style:table-column-properties style:column-width="1.1903in"/>
    </style:style>
    <style:style style:name="Table1.G" style:family="table-column">
      <style:table-column-properties style:column-width="1.5in"/>
    </style:style>
    <style:style style:name="Table1.1" style:family="table-row">
      <style:table-row-properties style:min-row-height="0.31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311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167in"/>
    </style:style>
    <style:style style:name="Table1.5" style:family="table-row">
      <style:table-row-properties style:min-row-height="0.2667in"/>
    </style:style>
    <style:style style:name="Table1.6" style:family="table-row">
      <style:table-row-properties style:min-row-height="0.3903in"/>
    </style:style>
    <style:style style:name="Table2" style:family="table">
      <style:table-properties style:width="7.6278in" fo:margin-left="-0.0007in" table:align="left"/>
    </style:style>
    <style:style style:name="Table2.A" style:family="table-column">
      <style:table-column-properties style:column-width="0.1875in"/>
    </style:style>
    <style:style style:name="Table2.B" style:family="table-column">
      <style:table-column-properties style:column-width="1.1861in"/>
    </style:style>
    <style:style style:name="Table2.C" style:family="table-column">
      <style:table-column-properties style:column-width="1.1896in"/>
    </style:style>
    <style:style style:name="Table2.D" style:family="table-column">
      <style:table-column-properties style:column-width="1.1847in"/>
    </style:style>
    <style:style style:name="Table2.F" style:family="table-column">
      <style:table-column-properties style:column-width="1.1903in"/>
    </style:style>
    <style:style style:name="Table2.G" style:family="table-column">
      <style:table-column-properties style:column-width="1.5in"/>
    </style:style>
    <style:style style:name="Table2.1" style:family="table-row">
      <style:table-row-properties style:min-row-height="0.311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2" style:family="table-row">
      <style:table-row-properties style:min-row-height="0.311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3167in"/>
    </style:style>
    <style:style style:name="Table2.5" style:family="table-row">
      <style:table-row-properties style:min-row-height="0.2667in"/>
    </style:style>
    <style:style style:name="Table2.6" style:family="table-row">
      <style:table-row-properties style:min-row-height="0.3903in"/>
    </style:style>
    <style:style style:name="Table3" style:family="table">
      <style:table-properties style:width="7.6278in" fo:margin-left="-0.0007in" table:align="left"/>
    </style:style>
    <style:style style:name="Table3.A" style:family="table-column">
      <style:table-column-properties style:column-width="0.1875in"/>
    </style:style>
    <style:style style:name="Table3.B" style:family="table-column">
      <style:table-column-properties style:column-width="1.1861in"/>
    </style:style>
    <style:style style:name="Table3.C" style:family="table-column">
      <style:table-column-properties style:column-width="1.1896in"/>
    </style:style>
    <style:style style:name="Table3.D" style:family="table-column">
      <style:table-column-properties style:column-width="1.1847in"/>
    </style:style>
    <style:style style:name="Table3.F" style:family="table-column">
      <style:table-column-properties style:column-width="1.1903in"/>
    </style:style>
    <style:style style:name="Table3.G" style:family="table-column">
      <style:table-column-properties style:column-width="1.5in"/>
    </style:style>
    <style:style style:name="Table3.1" style:family="table-row">
      <style:table-row-properties style:min-row-height="0.311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2" style:family="table-row">
      <style:table-row-properties style:min-row-height="0.3111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0.3167in"/>
    </style:style>
    <style:style style:name="Table3.5" style:family="table-row">
      <style:table-row-properties style:min-row-height="0.2667in"/>
    </style:style>
    <style:style style:name="Table3.6" style:family="table-row">
      <style:table-row-properties style:min-row-height="0.3903in"/>
    </style:style>
    <style:style style:name="P1" style:family="paragraph" style:parent-style-name="Standard">
      <style:text-properties style:font-name="Nimbus Sans" fo:language="zxx" fo:country="none" officeooo:rsid="0014ecf3" officeooo:paragraph-rsid="001847f9" style:language-asian="zxx" style:country-asian="none" style:language-complex="zxx" style:country-complex="none"/>
    </style:style>
    <style:style style:name="P2" style:family="paragraph" style:parent-style-name="Standard">
      <style:text-properties style:font-name="Nimbus Sans" fo:language="zxx" fo:country="none" officeooo:rsid="0014ecf3" officeooo:paragraph-rsid="002ea79b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d58dd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Nimbus Sans" fo:language="zxx" fo:country="none" officeooo:paragraph-rsid="002ea79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Nimbus Sans" fo:language="zxx" fo:country="none" officeooo:paragraph-rsid="002ea79b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style:font-name="Nimbus Sans" fo:language="zxx" fo:country="none" style:language-asian="zxx" style:country-asian="none" style:language-complex="zxx" style:country-complex="none"/>
    </style:style>
    <style:style style:name="P7" style:family="paragraph" style:parent-style-name="Table_20_Contents">
      <style:text-properties style:font-name="Nimbus Sans"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text-properties style:font-name="Nimbus Sans" fo:language="zxx" fo:country="none" officeooo:paragraph-rsid="002ea79b" style:language-asian="zxx" style:country-asian="none" style:language-complex="zxx" style:country-complex="none"/>
    </style:style>
    <style:style style:name="P9" style:family="paragraph" style:parent-style-name="Standard">
      <style:text-properties style:font-name="Nimbus Sans" fo:font-size="9pt" fo:language="zxx" fo:country="none" fo:font-weight="bold" officeooo:rsid="001847f9" officeooo:paragraph-rsid="001847f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0" style:family="paragraph" style:parent-style-name="Table_20_Contents">
      <style:text-properties style:font-name="Nimbus Sans" fo:font-size="9pt" fo:language="zxx" fo:country="none" fo:font-weight="bold" officeooo:rsid="001847f9" officeooo:paragraph-rsid="001847f9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1" style:family="paragraph" style:parent-style-name="Standard">
      <style:text-properties style:font-name="Nimbus Sans" fo:font-size="9pt" fo:language="zxx" fo:country="none" fo:font-weight="bold" officeooo:rsid="001847f9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2" style:family="paragraph" style:parent-style-name="Table_20_Contents">
      <style:text-properties style:font-name="Nimbus Sans" fo:font-size="9pt" fo:language="zxx" fo:country="none" fo:font-weight="bold" officeooo:rsid="001847f9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Nimbus Sans" fo:font-size="9pt" fo:language="zxx" fo:country="none" fo:font-weight="bold" officeooo:rsid="0029a8ed" officeooo:paragraph-rsid="002c9b8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Nimbus Sans" fo:font-size="9pt" fo:language="zxx" fo:country="none" fo:font-weight="bold" officeooo:rsid="0029a8ed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5" style:family="paragraph" style:parent-style-name="Table_20_Contents">
      <style:text-properties style:font-name="Nimbus Sans" fo:font-size="9pt" fo:language="zxx" fo:country="none" fo:font-weight="bold" officeooo:rsid="0014ecf3" officeooo:paragraph-rsid="0014ecf3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mbus Sans" fo:font-size="9pt" fo:language="zxx" fo:country="none" fo:font-weight="bold" officeooo:rsid="0014ecf3" officeooo:paragraph-rsid="0014ecf3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mbus Sans" fo:font-size="9pt" fo:language="zxx" fo:country="none" fo:font-weight="bold" officeooo:rsid="0014ecf3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8" style:family="paragraph" style:parent-style-name="Table_20_Contents">
      <style:text-properties style:font-name="Nimbus Sans" fo:font-size="9pt" fo:language="zxx" fo:country="none" fo:font-weight="bold" officeooo:rsid="0014ecf3" officeooo:paragraph-rsid="002c9b8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19" style:family="paragraph" style:parent-style-name="Table_20_Contents">
      <style:text-properties style:font-name="Nimbus Sans" fo:font-size="9pt" fo:language="zxx" fo:country="none" fo:font-weight="bold" officeooo:rsid="0014ecf3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0" style:family="paragraph" style:parent-style-name="Table_20_Contents">
      <style:text-properties style:font-name="Nimbus Sans" fo:font-size="9pt" fo:language="zxx" fo:country="none" fo:font-weight="bold" officeooo:rsid="0025cd8c" officeooo:paragraph-rsid="0025cd8c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1" style:family="paragraph" style:parent-style-name="Table_20_Contents">
      <style:text-properties style:font-name="Nimbus Sans" fo:font-size="9pt" fo:language="zxx" fo:country="none" fo:font-weight="bold" officeooo:rsid="0025cd8c" officeooo:paragraph-rsid="002ea79b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Nimbus Sans" fo:font-size="9pt" fo:language="zxx" fo:country="none" fo:font-weight="bold" officeooo:rsid="002404bd" officeooo:paragraph-rsid="002c9b8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Nimbus Sans" fo:font-size="9pt" fo:language="zxx" fo:country="none" fo:font-weight="bold" officeooo:rsid="002404bd" officeooo:paragraph-rsid="0030c08a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24" style:family="paragraph" style:parent-style-name="Table_20_Contents">
      <style:text-properties style:font-name="Nimbus Sans" fo:font-size="9pt" fo:language="zxx" fo:country="none" officeooo:rsid="0014ecf3" officeooo:paragraph-rsid="0014ecf3" style:font-size-asian="9pt" style:language-asian="zxx" style:country-asian="none" style:font-size-complex="9pt" style:language-complex="zxx" style:country-complex="none"/>
    </style:style>
    <style:style style:name="P25" style:family="paragraph" style:parent-style-name="Table_20_Contents">
      <style:text-properties style:font-name="Nimbus Sans" fo:font-size="9pt" fo:language="zxx" fo:country="none" officeooo:rsid="0014ecf3" officeooo:paragraph-rsid="002ea79b" style:font-size-asian="9pt" style:language-asian="zxx" style:country-asian="none" style:font-size-complex="9pt" style:language-complex="zxx" style:country-complex="none"/>
    </style:style>
    <style:style style:name="P26" style:family="paragraph" style:parent-style-name="Table_20_Contents">
      <style:paragraph-properties fo:text-align="start" style:justify-single-word="false"/>
      <style:text-properties style:font-name="Nimbus Sans" fo:font-size="9pt" fo:language="zxx" fo:country="none" fo:font-weight="normal" officeooo:rsid="0030c08a" officeooo:paragraph-rsid="0030c08a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27" style:family="paragraph" style:parent-style-name="Standard">
      <style:text-properties style:font-name="Nimbus Sans" fo:font-size="7pt" fo:language="zxx" fo:country="none" officeooo:rsid="002919a5" officeooo:paragraph-rsid="0029a8ed" style:font-size-asian="7pt" style:language-asian="zxx" style:country-asian="none" style:font-size-complex="7pt" style:language-complex="zxx" style:country-complex="none"/>
    </style:style>
    <style:style style:name="P28" style:family="paragraph" style:parent-style-name="Standard">
      <style:paragraph-properties fo:margin-top="0in" fo:margin-bottom="0in" style:contextual-spacing="false"/>
      <style:text-properties style:font-name="Nimbus Sans" fo:font-size="7pt" fo:language="zxx" fo:country="none" officeooo:rsid="002919a5" officeooo:paragraph-rsid="0029a8ed" style:font-size-asian="7pt" style:language-asian="zxx" style:country-asian="none" style:font-size-complex="7pt" style:language-complex="zxx" style:country-complex="none"/>
    </style:style>
    <style:style style:name="P29" style:family="paragraph" style:parent-style-name="Standard">
      <style:text-properties style:font-name="Nimbus Sans" fo:font-size="7pt" fo:language="zxx" fo:country="none" officeooo:rsid="002919a5" officeooo:paragraph-rsid="002ea79b" style:font-size-asian="7pt" style:language-asian="zxx" style:country-asian="none" style:font-size-complex="7pt" style:language-complex="zxx" style:country-complex="none"/>
    </style:style>
    <style:style style:name="P30" style:family="paragraph" style:parent-style-name="Standard">
      <style:paragraph-properties fo:margin-top="0in" fo:margin-bottom="0in" style:contextual-spacing="false"/>
      <style:text-properties style:font-name="Nimbus Sans" fo:font-size="7pt" fo:language="zxx" fo:country="none" officeooo:rsid="002919a5" officeooo:paragraph-rsid="002ed297" style:font-size-asian="7pt" style:language-asian="zxx" style:country-asian="none" style:font-size-complex="7pt" style:language-complex="zxx" style:country-complex="none"/>
    </style:style>
    <style:style style:name="P31" style:family="paragraph" style:parent-style-name="Standard">
      <style:paragraph-properties fo:margin-top="0.0283in" fo:margin-bottom="0in" style:contextual-spacing="false" fo:text-align="center" style:justify-single-word="false"/>
      <style:text-properties style:font-name="Nimbus Sans" fo:font-size="12pt" fo:language="zxx" fo:country="none" fo:font-weight="bold" officeooo:paragraph-rsid="0029a8e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2" style:family="paragraph" style:parent-style-name="Standard">
      <style:paragraph-properties fo:margin-top="0.0283in" fo:margin-bottom="0in" style:contextual-spacing="false" fo:text-align="center" style:justify-single-word="false"/>
      <style:text-properties style:font-name="Nimbus Sans" fo:font-size="12pt" fo:language="zxx" fo:country="none" fo:font-weight="bold" officeooo:paragraph-rsid="002ea79b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text-properties fo:font-size="20pt" officeooo:paragraph-rsid="002ea79b" style:font-size-asian="17.5pt" style:font-size-complex="20pt"/>
    </style:style>
    <style:style style:name="P34" style:family="paragraph" style:parent-style-name="Standard">
      <style:paragraph-properties fo:margin-top="0in" fo:margin-bottom="0in" style:contextual-spacing="false"/>
      <style:text-properties fo:font-size="20pt" fo:language="zxx" fo:country="none" officeooo:paragraph-rsid="002ea79b" style:font-size-asian="17.5pt" style:language-asian="zxx" style:country-asian="none" style:font-size-complex="20pt" style:language-complex="zxx" style:country-complex="none"/>
    </style:style>
    <style:style style:name="P35" style:family="paragraph" style:parent-style-name="Standard">
      <style:text-properties officeooo:paragraph-rsid="002ea79b"/>
    </style:style>
    <style:style style:name="P36" style:family="paragraph" style:parent-style-name="Table_20_Contents">
      <style:paragraph-properties fo:text-align="start" style:justify-single-word="false"/>
      <style:text-properties style:font-name="Nimbus Sans" fo:font-size="9pt" fo:language="zxx" fo:country="none" fo:font-weight="normal" officeooo:rsid="0030c08a" officeooo:paragraph-rsid="003135da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P37" style:family="paragraph">
      <loext:graphic-properties draw:fill="none" draw:fill-color="#ffffff"/>
      <style:paragraph-properties style:writing-mode="lr-tb"/>
      <style:text-properties style:font-name="Nimbus Sans" fo:font-size="8pt" style:font-size-asian="8pt" style:font-name-complex="Nimbus Sans" style:font-size-complex="8pt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font-size="12pt"/>
    </style:style>
    <style:style style:name="P40" style:family="paragraph">
      <loext:graphic-properties draw:fill="none" draw:fill-color="#ffffff"/>
      <style:paragraph-properties style:writing-mode="lr-tb"/>
      <style:text-properties style:font-name="Nimbus Sans Narrow" fo:font-size="8pt" style:font-size-asian="8pt" style:font-name-complex="Nimbus Sans" style:font-size-complex="8pt"/>
    </style:style>
    <style:style style:name="T1" style:family="text">
      <style:text-properties officeooo:rsid="001847f9"/>
    </style:style>
    <style:style style:name="T2" style:family="text">
      <style:text-properties officeooo:rsid="002404bd"/>
    </style:style>
    <style:style style:name="T3" style:family="text">
      <style:text-properties officeooo:rsid="0026eda3"/>
    </style:style>
    <style:style style:name="T4" style:family="text">
      <style:text-properties officeooo:rsid="0029a8ed"/>
    </style:style>
    <style:style style:name="T5" style:family="text">
      <style:text-properties style:font-name="Nimbus Sans1" officeooo:rsid="002d58dd" style:font-name-asian="Noto Serif CJK SC" style:font-name-complex="Lohit Devanagari"/>
    </style:style>
    <style:style style:name="T6" style:family="text">
      <style:text-properties style:font-name="Nimbus Sans1" style:font-name-asian="Nimbus Sans1" style:font-name-complex="Nimbus Sans1"/>
    </style:style>
    <style:style style:name="T7" style:family="text">
      <style:text-properties style:font-name="Nimbus Sans1" officeooo:rsid="003135da" style:font-name-asian="Nimbus Sans1" style:font-name-complex="Nimbus Sans1"/>
    </style:style>
    <style:style style:name="T8" style:family="text">
      <style:text-properties style:text-position="super 58%" style:font-name="Nimbus Sans1" officeooo:rsid="002d58dd" style:font-name-asian="Nimbus Sans1" style:font-name-complex="Nimbus Sans1"/>
    </style:style>
    <style:style style:name="T9" style:family="text">
      <style:text-properties style:font-name="Nimbus Sans1" officeooo:rsid="003135da" style:font-name-asian="Nimbus Sans1" style:font-name-complex="Nimbus Sans1"/>
    </style:style>
    <style:style style:name="T10" style:family="text">
      <style:text-properties style:font-name="Nimbus Sans" fo:font-size="8pt" style:font-size-asian="8pt" style:font-name-complex="Nimbus Sans" style:font-size-complex="8pt"/>
    </style:style>
    <style:style style:name="T11" style:family="text">
      <style:text-properties style:font-name="Nimbus Sans Narrow" fo:font-size="8pt" style:font-size-asian="8pt" style:font-name-complex="Nimbus Sans" style:font-size-complex="8pt"/>
    </style:style>
    <style:style style:name="T12" style:family="text">
      <style:text-properties style:text-position="33% 58%" style:font-name="Nimbus Sans Narrow" fo:font-size="8pt" style:font-size-asian="8pt" style:font-name-complex="Nimbus Sans" style:font-size-complex="8pt"/>
    </style:style>
    <style:style style:name="gr1" style:family="graphic">
      <style:graphic-properties draw:stroke="none" svg:stroke-color="#000000" draw:fill="none" draw:fill-color="#ffffff" fo:min-height="0.1339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098in" svg:stroke-color="#000000" draw:marker-start-width="0.15in" draw:marker-end-width="0.15in" draw:textarea-horizontal-align="center" draw:textarea-vertical-align="middle" fo:padding-top="0.0047in" fo:padding-bottom="0.0047in" fo:padding-left="0.0047in" fo:padding-right="0.0047in" style:run-through="foreground"/>
    </style:style>
    <style:style style:name="gr4" style:family="graphic">
      <style:graphic-properties draw:stroke="none" svg:stroke-color="#000000" draw:fill="none" draw:fill-color="#ffffff" fo:min-height="0.152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 table:style-name="Table1.1">
          <table:table-cell table:style-name="Table1.A1" table:number-columns-spanned="4" office:value-type="string">
            <text:p text:style-name="P15">Kahve:</text:p>
          </table:table-cell>
          <table:covered-table-cell/>
          <table:covered-table-cell/>
          <table:covered-table-cell/>
          <table:table-cell table:style-name="Table1.A1" table:number-rows-spanned="3" table:number-columns-spanned="2" office:value-type="string">
            <text:p text:style-name="P10">Demleme:</text:p>
          </table:table-cell>
          <table:covered-table-cell/>
          <table:table-cell table:style-name="Table1.G1" office:value-type="string">
            <text:p text:style-name="P9">T<text:span text:style-name="T4">arih:</text:span></text:p>
          </table:table-cell>
        </table:table-row>
        <table:table-row table:style-name="Table1.2">
          <table:table-cell table:style-name="Table1.A2" table:number-columns-spanned="4" office:value-type="string">
            <text:p text:style-name="P18"><text:span text:style-name="T3">Kavrum</text:span>:</text:p>
          </table:table-cell>
          <table:covered-table-cell/>
          <table:covered-table-cell/>
          <table:covered-table-cell/>
          <table:covered-table-cell table:style-name="Table1.A1"/>
          <table:covered-table-cell/>
          <table:table-cell table:style-name="Table1.G2" office:value-type="string">
            <text:p text:style-name="P13">Saat:</text:p>
          </table:table-cell>
        </table:table-row>
        <table:table-row table:style-name="Table1.3">
          <table:table-cell table:style-name="Table1.A2" table:number-columns-spanned="2" office:value-type="string">
            <text:p text:style-name="P10">Mekan:</text:p>
          </table:table-cell>
          <table:covered-table-cell/>
          <table:table-cell table:style-name="Table1.A2" table:number-columns-spanned="2" office:value-type="string">
            <text:p text:style-name="P20">Ögütme:</text:p>
          </table:table-cell>
          <table:covered-table-cell/>
          <table:covered-table-cell table:style-name="Table1.A1"/>
          <table:covered-table-cell/>
          <table:table-cell table:style-name="Table1.G2" table:number-rows-spanned="5" office:value-type="string">
            <text:p text:style-name="P22">Diğer/Genel:</text:p>
            <text:p text:style-name="P22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36">F/P: <text:span text:style-name="T7"></text:span>Kötü <text:s/><text:span text:style-name="T7"></text:span>Orta <text:s/><text:span text:style-name="T7"></text:span>İyi</text:p>
            <text:p text:style-name="P36"><text:span text:style-name="T7"></text:span>Tekrar alırım</text:p>
            <text:p text:style-name="P36"><text:span text:style-name="T7"></text:span>Öneririm</text:p>
          </table:table-cell>
        </table:table-row>
        <table:table-row table:style-name="TableLine94721924137264"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6">Aroma</text:p>
          </table:table-cell>
          <table:table-cell table:style-name="Table1.A2" office:value-type="string">
            <text:p text:style-name="P16">Asidite</text:p>
          </table:table-cell>
          <table:table-cell table:style-name="Table1.A2" office:value-type="string">
            <text:p text:style-name="P16">Tatlılık</text:p>
          </table:table-cell>
          <table:table-cell table:style-name="Table1.A2" office:value-type="string">
            <text:p text:style-name="P16">Gövde</text:p>
          </table:table-cell>
          <table:table-cell table:style-name="Table1.A2" office:value-type="string">
            <text:p text:style-name="P16">Bitiş</text:p>
          </table:table-cell>
          <table:covered-table-cell table:style-name="Table1.G2"/>
        </table:table-row>
        <table:table-row table:style-name="Table1.5">
          <table:table-cell table:style-name="Table1.A2" office:value-type="string">
            <text:p text:style-name="P1"><draw:frame text:anchor-type="as-char" svg:y="0.0043in" draw:z-index="0" draw:name="Shape1" draw:style-name="gr1" draw:text-style-name="P40" svg:width="0.3079in" svg:height="0.1343in" draw:transform="rotate (1.58109376938166) translate (0.00347222222222222in 0.313194444444444in)"><draw:text-box><text:p><text:span text:style-name="T11">N</text:span><text:span text:style-name="T11">i</text:span><text:span text:style-name="T11">c</text:span><text:span text:style-name="T11">e</text:span><text:span text:style-name="T11">l</text:span><text:span text:style-name="T11">i</text:span><text:span text:style-name="T11">k</text:span><text:span text:style-name="T12">‡</text:span></text:p></draw:text-box></draw:frame></text:p>
          </table:table-cell>
          <table:table-cell table:style-name="Table1.A2" office:value-type="string">
            <text:p text:style-name="P6"><draw:g text:anchor-type="as-char" svg:y="0.0728in" draw:z-index="3" draw:name="DrawObject1" draw:style-name="gr2"><draw:line draw:name="Shape3" draw:style-name="gr3" draw:text-style-name="P38" svg:x1="0in" svg:y1="0.0681in" svg:x2="0.9142in" svg:y2="0.0681in"><text:p/></draw:line><draw:line draw:name="Shape4" draw:style-name="gr3" draw:text-style-name="P38" svg:x1="0in" svg:y1="0in" svg:x2="0in" svg:y2="0.1299in"><text:p/></draw:line><draw:line draw:name="Shape4_1" draw:style-name="gr3" draw:text-style-name="P39" svg:x1="0.9165in" svg:y1="0.0043in" svg:x2="0.9165in" svg:y2="0.135in"><text:p/></draw:line><draw:line draw:name="Shape4_0" draw:style-name="gr3" draw:text-style-name="P39" svg:x1="0.4685in" svg:y1="0.0016in" svg:x2="0.4685in" svg:y2="0.1323in"><text:p/></draw:line><draw:line draw:name="Shape5" draw:style-name="gr3" draw:text-style-name="P39" svg:x1="0.2319in" svg:y1="0.0398in" svg:x2="0.2319in" svg:y2="0.0862in"><text:p/></draw:line><draw:line draw:name="Shape5_0" draw:style-name="gr3" draw:text-style-name="P38" svg:x1="0.7004in" svg:y1="0.0453in" svg:x2="0.7004in" svg:y2="0.0909in"><text:p/></draw:line></draw:g></text:p>
          </table:table-cell>
          <table:table-cell table:style-name="Table1.A2" office:value-type="string">
            <text:p text:style-name="P3"><draw:g text:anchor-type="as-char" svg:y="0.0728in" draw:z-index="4" draw:name="DrawObject1_0" draw:style-name="gr2"><draw:line draw:name="Shape3_1" draw:style-name="gr3" draw:text-style-name="P38" svg:x1="0in" svg:y1="0.0681in" svg:x2="0.9142in" svg:y2="0.0681in"><text:p/></draw:line><draw:line draw:name="Shape4_5" draw:style-name="gr3" draw:text-style-name="P38" svg:x1="0in" svg:y1="0in" svg:x2="0in" svg:y2="0.1299in"><text:p/></draw:line><draw:line draw:name="Shape4_6" draw:style-name="gr3" draw:text-style-name="P39" svg:x1="0.9165in" svg:y1="0.0043in" svg:x2="0.9165in" svg:y2="0.135in"><text:p/></draw:line><draw:line draw:name="Shape4_7" draw:style-name="gr3" draw:text-style-name="P39" svg:x1="0.4685in" svg:y1="0.0016in" svg:x2="0.4685in" svg:y2="0.1323in"><text:p/></draw:line><draw:line draw:name="Shape5_3" draw:style-name="gr3" draw:text-style-name="P39" svg:x1="0.2319in" svg:y1="0.0398in" svg:x2="0.2319in" svg:y2="0.0862in"><text:p/></draw:line><draw:line draw:name="Shape5_4" draw:style-name="gr3" draw:text-style-name="P38" svg:x1="0.7004in" svg:y1="0.0453in" svg:x2="0.7004in" svg:y2="0.0909in"><text:p/></draw:line></draw:g></text:p>
          </table:table-cell>
          <table:table-cell table:style-name="Table1.A2" office:value-type="string">
            <text:p text:style-name="P3"><draw:g text:anchor-type="as-char" svg:y="0.0728in" draw:z-index="5" draw:name="DrawObject1_1" draw:style-name="gr2"><draw:line draw:name="Shape3_2" draw:style-name="gr3" draw:text-style-name="P38" svg:x1="0in" svg:y1="0.0681in" svg:x2="0.9142in" svg:y2="0.0681in"><text:p/></draw:line><draw:line draw:name="Shape4_8" draw:style-name="gr3" draw:text-style-name="P38" svg:x1="0in" svg:y1="0in" svg:x2="0in" svg:y2="0.1299in"><text:p/></draw:line><draw:line draw:name="Shape4_9" draw:style-name="gr3" draw:text-style-name="P39" svg:x1="0.9165in" svg:y1="0.0043in" svg:x2="0.9165in" svg:y2="0.135in"><text:p/></draw:line><draw:line draw:name="Shape4_10" draw:style-name="gr3" draw:text-style-name="P39" svg:x1="0.4685in" svg:y1="0.0016in" svg:x2="0.4685in" svg:y2="0.1323in"><text:p/></draw:line><draw:line draw:name="Shape5_5" draw:style-name="gr3" draw:text-style-name="P39" svg:x1="0.2319in" svg:y1="0.0398in" svg:x2="0.2319in" svg:y2="0.0862in"><text:p/></draw:line><draw:line draw:name="Shape5_6" draw:style-name="gr3" draw:text-style-name="P38" svg:x1="0.7004in" svg:y1="0.0453in" svg:x2="0.7004in" svg:y2="0.0909in"><text:p/></draw:line></draw:g></text:p>
          </table:table-cell>
          <table:table-cell table:style-name="Table1.A2" office:value-type="string">
            <text:p text:style-name="P3"><draw:g text:anchor-type="as-char" svg:y="0.0728in" draw:z-index="6" draw:name="DrawObject1_3" draw:style-name="gr2"><draw:line draw:name="Shape3_4" draw:style-name="gr3" draw:text-style-name="P38" svg:x1="0in" svg:y1="0.0681in" svg:x2="0.9142in" svg:y2="0.0681in"><text:p/></draw:line><draw:line draw:name="Shape4_14" draw:style-name="gr3" draw:text-style-name="P38" svg:x1="0in" svg:y1="0in" svg:x2="0in" svg:y2="0.1299in"><text:p/></draw:line><draw:line draw:name="Shape4_15" draw:style-name="gr3" draw:text-style-name="P39" svg:x1="0.9165in" svg:y1="0.0043in" svg:x2="0.9165in" svg:y2="0.135in"><text:p/></draw:line><draw:line draw:name="Shape4_16" draw:style-name="gr3" draw:text-style-name="P39" svg:x1="0.4685in" svg:y1="0.0016in" svg:x2="0.4685in" svg:y2="0.1323in"><text:p/></draw:line><draw:line draw:name="Shape5_9" draw:style-name="gr3" draw:text-style-name="P39" svg:x1="0.2319in" svg:y1="0.0398in" svg:x2="0.2319in" svg:y2="0.0862in"><text:p/></draw:line><draw:line draw:name="Shape5_10" draw:style-name="gr3" draw:text-style-name="P38" svg:x1="0.7004in" svg:y1="0.0453in" svg:x2="0.7004in" svg:y2="0.0909in"><text:p/></draw:line></draw:g></text:p>
          </table:table-cell>
          <table:table-cell table:style-name="Table1.A2" office:value-type="string">
            <text:p text:style-name="P3"><draw:g text:anchor-type="as-char" svg:y="0.0728in" draw:z-index="7" draw:name="DrawObject1_5" draw:style-name="gr2"><draw:line draw:name="Shape3_6" draw:style-name="gr3" draw:text-style-name="P38" svg:x1="0in" svg:y1="0.0681in" svg:x2="0.9142in" svg:y2="0.0681in"><text:p/></draw:line><draw:line draw:name="Shape4_20" draw:style-name="gr3" draw:text-style-name="P38" svg:x1="0in" svg:y1="0in" svg:x2="0in" svg:y2="0.1299in"><text:p/></draw:line><draw:line draw:name="Shape4_21" draw:style-name="gr3" draw:text-style-name="P39" svg:x1="0.9165in" svg:y1="0.0043in" svg:x2="0.9165in" svg:y2="0.135in"><text:p/></draw:line><draw:line draw:name="Shape4_22" draw:style-name="gr3" draw:text-style-name="P39" svg:x1="0.4685in" svg:y1="0.0016in" svg:x2="0.4685in" svg:y2="0.1323in"><text:p/></draw:line><draw:line draw:name="Shape5_13" draw:style-name="gr3" draw:text-style-name="P39" svg:x1="0.2319in" svg:y1="0.0398in" svg:x2="0.2319in" svg:y2="0.0862in"><text:p/></draw:line><draw:line draw:name="Shape5_14" draw:style-name="gr3" draw:text-style-name="P38" svg:x1="0.7004in" svg:y1="0.0453in" svg:x2="0.7004in" svg:y2="0.0909in"><text:p/></draw:line></draw:g></text:p>
          </table:table-cell>
          <table:covered-table-cell table:style-name="Table1.G2"/>
        </table:table-row>
        <table:table-row table:style-name="Table1.6">
          <table:table-cell table:style-name="Table1.A2" office:value-type="string">
            <text:p text:style-name="P1"><draw:frame text:anchor-type="as-char" svg:y="0.0138in" draw:z-index="1" draw:name="Shape2" draw:style-name="gr4" draw:text-style-name="P40" svg:width="0.287in" svg:height="0.1524in" draw:transform="rotate (1.56486220733812) translate (0in 0.300694444444444in)"><draw:text-box><text:p><text:span text:style-name="T11">N</text:span><text:span text:style-name="T11">i</text:span><text:span text:style-name="T11">t</text:span><text:span text:style-name="T11">e</text:span><text:span text:style-name="T11">l</text:span><text:span text:style-name="T11">i</text:span><text:span text:style-name="T11">k</text:span><text:span text:style-name="T12">†</text:span></text:p></draw:text-box></draw:frame></text:p>
          </table:table-cell>
          <table:table-cell table:style-name="Table1.A2" office:value-type="string">
            <text:p text:style-name="P3"><draw:g text:anchor-type="as-char" svg:y="0.1035in" draw:z-index="8" draw:name="DrawObject1_8" draw:style-name="gr2"><draw:line draw:name="Shape3_9" draw:style-name="gr3" draw:text-style-name="P38" svg:x1="0in" svg:y1="0.0681in" svg:x2="0.9142in" svg:y2="0.0681in"><text:p/></draw:line><draw:line draw:name="Shape4_29" draw:style-name="gr3" draw:text-style-name="P38" svg:x1="0in" svg:y1="0in" svg:x2="0in" svg:y2="0.1299in"><text:p/></draw:line><draw:line draw:name="Shape4_30" draw:style-name="gr3" draw:text-style-name="P39" svg:x1="0.9165in" svg:y1="0.0047in" svg:x2="0.9165in" svg:y2="0.1354in"><text:p/></draw:line><draw:line draw:name="Shape4_31" draw:style-name="gr3" draw:text-style-name="P39" svg:x1="0.4685in" svg:y1="0.002in" svg:x2="0.4685in" svg:y2="0.1327in"><text:p/></draw:line><draw:line draw:name="Shape5_19" draw:style-name="gr3" draw:text-style-name="P39" svg:x1="0.2319in" svg:y1="0.0406in" svg:x2="0.2319in" svg:y2="0.087in"><text:p/></draw:line><draw:line draw:name="Shape5_20" draw:style-name="gr3" draw:text-style-name="P38" svg:x1="0.7004in" svg:y1="0.0457in" svg:x2="0.7004in" svg:y2="0.0913in"><text:p/></draw:line></draw:g></text:p>
          </table:table-cell>
          <table:table-cell table:style-name="Table1.A2" office:value-type="string">
            <text:p text:style-name="P3"><draw:g text:anchor-type="as-char" svg:y="0.1035in" draw:z-index="9" draw:name="DrawObject1_2" draw:style-name="gr2"><draw:line draw:name="Shape3_3" draw:style-name="gr3" draw:text-style-name="P38" svg:x1="0in" svg:y1="0.0681in" svg:x2="0.9142in" svg:y2="0.0681in"><text:p/></draw:line><draw:line draw:name="Shape4_11" draw:style-name="gr3" draw:text-style-name="P38" svg:x1="0in" svg:y1="0in" svg:x2="0in" svg:y2="0.1299in"><text:p/></draw:line><draw:line draw:name="Shape4_12" draw:style-name="gr3" draw:text-style-name="P39" svg:x1="0.9165in" svg:y1="0.0047in" svg:x2="0.9165in" svg:y2="0.1354in"><text:p/></draw:line><draw:line draw:name="Shape4_13" draw:style-name="gr3" draw:text-style-name="P39" svg:x1="0.4685in" svg:y1="0.002in" svg:x2="0.4685in" svg:y2="0.1327in"><text:p/></draw:line><draw:line draw:name="Shape5_7" draw:style-name="gr3" draw:text-style-name="P39" svg:x1="0.2319in" svg:y1="0.0406in" svg:x2="0.2319in" svg:y2="0.087in"><text:p/></draw:line><draw:line draw:name="Shape5_8" draw:style-name="gr3" draw:text-style-name="P38" svg:x1="0.7004in" svg:y1="0.0457in" svg:x2="0.7004in" svg:y2="0.0913in"><text:p/></draw:line></draw:g></text:p>
          </table:table-cell>
          <table:table-cell table:style-name="Table1.A2" office:value-type="string">
            <text:p text:style-name="P3"><draw:g text:anchor-type="as-char" svg:y="0.1035in" draw:z-index="10" draw:name="DrawObject1_4" draw:style-name="gr2"><draw:line draw:name="Shape3_5" draw:style-name="gr3" draw:text-style-name="P38" svg:x1="0in" svg:y1="0.0681in" svg:x2="0.9142in" svg:y2="0.0681in"><text:p/></draw:line><draw:line draw:name="Shape4_17" draw:style-name="gr3" draw:text-style-name="P38" svg:x1="0in" svg:y1="0in" svg:x2="0in" svg:y2="0.1299in"><text:p/></draw:line><draw:line draw:name="Shape4_18" draw:style-name="gr3" draw:text-style-name="P39" svg:x1="0.9165in" svg:y1="0.0047in" svg:x2="0.9165in" svg:y2="0.1354in"><text:p/></draw:line><draw:line draw:name="Shape4_19" draw:style-name="gr3" draw:text-style-name="P39" svg:x1="0.4685in" svg:y1="0.002in" svg:x2="0.4685in" svg:y2="0.1327in"><text:p/></draw:line><draw:line draw:name="Shape5_11" draw:style-name="gr3" draw:text-style-name="P39" svg:x1="0.2319in" svg:y1="0.0406in" svg:x2="0.2319in" svg:y2="0.087in"><text:p/></draw:line><draw:line draw:name="Shape5_12" draw:style-name="gr3" draw:text-style-name="P38" svg:x1="0.7004in" svg:y1="0.0457in" svg:x2="0.7004in" svg:y2="0.0913in"><text:p/></draw:line></draw:g></text:p>
          </table:table-cell>
          <table:table-cell table:style-name="Table1.A2" office:value-type="string">
            <text:p text:style-name="P3"><draw:g text:anchor-type="as-char" svg:y="0.1035in" draw:z-index="11" draw:name="DrawObject1_6" draw:style-name="gr2"><draw:line draw:name="Shape3_7" draw:style-name="gr3" draw:text-style-name="P38" svg:x1="0in" svg:y1="0.0681in" svg:x2="0.9142in" svg:y2="0.0681in"><text:p/></draw:line><draw:line draw:name="Shape4_23" draw:style-name="gr3" draw:text-style-name="P38" svg:x1="0in" svg:y1="0in" svg:x2="0in" svg:y2="0.1299in"><text:p/></draw:line><draw:line draw:name="Shape4_24" draw:style-name="gr3" draw:text-style-name="P39" svg:x1="0.9165in" svg:y1="0.0047in" svg:x2="0.9165in" svg:y2="0.1354in"><text:p/></draw:line><draw:line draw:name="Shape4_25" draw:style-name="gr3" draw:text-style-name="P39" svg:x1="0.4685in" svg:y1="0.002in" svg:x2="0.4685in" svg:y2="0.1327in"><text:p/></draw:line><draw:line draw:name="Shape5_15" draw:style-name="gr3" draw:text-style-name="P39" svg:x1="0.2319in" svg:y1="0.0406in" svg:x2="0.2319in" svg:y2="0.087in"><text:p/></draw:line><draw:line draw:name="Shape5_16" draw:style-name="gr3" draw:text-style-name="P38" svg:x1="0.7004in" svg:y1="0.0457in" svg:x2="0.7004in" svg:y2="0.0913in"><text:p/></draw:line></draw:g></text:p>
          </table:table-cell>
          <table:table-cell table:style-name="Table1.A2" office:value-type="string">
            <text:p text:style-name="P3"><draw:g text:anchor-type="as-char" svg:y="0.1035in" draw:z-index="12" draw:name="DrawObject1_7" draw:style-name="gr2"><draw:line draw:name="Shape3_8" draw:style-name="gr3" draw:text-style-name="P38" svg:x1="0in" svg:y1="0.0681in" svg:x2="0.9142in" svg:y2="0.0681in"><text:p/></draw:line><draw:line draw:name="Shape4_26" draw:style-name="gr3" draw:text-style-name="P38" svg:x1="0in" svg:y1="0in" svg:x2="0in" svg:y2="0.1299in"><text:p/></draw:line><draw:line draw:name="Shape4_27" draw:style-name="gr3" draw:text-style-name="P39" svg:x1="0.9165in" svg:y1="0.0047in" svg:x2="0.9165in" svg:y2="0.1354in"><text:p/></draw:line><draw:line draw:name="Shape4_28" draw:style-name="gr3" draw:text-style-name="P39" svg:x1="0.4685in" svg:y1="0.002in" svg:x2="0.4685in" svg:y2="0.1327in"><text:p/></draw:line><draw:line draw:name="Shape5_17" draw:style-name="gr3" draw:text-style-name="P39" svg:x1="0.2319in" svg:y1="0.0406in" svg:x2="0.2319in" svg:y2="0.087in"><text:p/></draw:line><draw:line draw:name="Shape5_18" draw:style-name="gr3" draw:text-style-name="P38" svg:x1="0.7004in" svg:y1="0.0457in" svg:x2="0.7004in" svg:y2="0.0913in"><text:p/></draw:line></draw:g></text:p>
          </table:table-cell>
          <table:covered-table-cell table:style-name="Table1.G2"/>
        </table:table-row>
        <table:table-row table:style-name="TableLine94721924146432">
          <table:table-cell table:style-name="Table1.A2" office:value-type="string">
            <text:p text:style-name="P1"/>
            <text:p text:style-name="P1"><draw:frame text:anchor-type="as-char" svg:y="0.0673in" draw:z-index="2" draw:name="Shape2_0" draw:style-name="gr1" draw:text-style-name="P37" svg:width="0.385in" svg:height="0.1343in" draw:transform="rotate (1.56102248298373) translate (0in 0.452083333333333in)"><draw:text-box><text:p><text:span text:style-name="T10">N</text:span><text:span text:style-name="T10">o</text:span><text:span text:style-name="T10">t</text:span><text:span text:style-name="T10">l</text:span><text:span text:style-name="T10">a</text:span><text:span text:style-name="T10">r</text:span></text:p></draw:text-box></draw:frame></text:p>
            <text:p text:style-name="P1"/>
          </table:table-cell>
          <table:table-cell table:style-name="Table1.A2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covered-table-cell table:style-name="Table1.G2"/>
        </table:table-row>
        <table:table-row table:style-name="TableLine94721924142080">
          <table:table-cell table:style-name="Table1.A2" table:number-columns-spanned="6" office:value-type="string">
            <text:p text:style-name="P28"><text:span text:style-name="T8">‡</text:span> İlgili tadım etmeninin (aroma, gövde v.s.) hissettiğiniz şiddeti (en sol: çok zayıf, en sağ: çok yoğun)</text:p>
            <text:p text:style-name="P27"><text:span text:style-name="T8">†</text:span><text:span text:style-name="T5"> </text:span>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31"><text:s text:c="8"/>/ <text:span text:style-name="T1">10</text:span><text:span text:style-name="T2">0</text:span></text:p>
          </table:table-cell>
        </table:table-row>
      </table:table>
      <text:p text:style-name="P3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row table:style-name="Table2.1">
          <table:table-cell table:style-name="Table2.A1" table:number-columns-spanned="4" office:value-type="string">
            <text:p text:style-name="P19">Kahve:</text:p>
          </table:table-cell>
          <table:covered-table-cell/>
          <table:covered-table-cell/>
          <table:covered-table-cell/>
          <table:table-cell table:style-name="Table2.A1" table:number-rows-spanned="3" table:number-columns-spanned="2" office:value-type="string">
            <text:p text:style-name="P12">Demleme:</text:p>
          </table:table-cell>
          <table:covered-table-cell/>
          <table:table-cell table:style-name="Table2.G1" office:value-type="string">
            <text:p text:style-name="P11">T<text:span text:style-name="T4">arih:</text:span></text:p>
          </table:table-cell>
        </table:table-row>
        <table:table-row table:style-name="Table2.2">
          <table:table-cell table:style-name="Table2.A2" table:number-columns-spanned="4" office:value-type="string">
            <text:p text:style-name="P19"><text:span text:style-name="T3">Kavrum</text:span>:</text:p>
          </table:table-cell>
          <table:covered-table-cell/>
          <table:covered-table-cell/>
          <table:covered-table-cell/>
          <table:covered-table-cell table:style-name="Table2.A1"/>
          <table:covered-table-cell/>
          <table:table-cell table:style-name="Table2.G2" office:value-type="string">
            <text:p text:style-name="P14">Saat:</text:p>
          </table:table-cell>
        </table:table-row>
        <table:table-row table:style-name="Table2.3">
          <table:table-cell table:style-name="Table2.A2" table:number-columns-spanned="2" office:value-type="string">
            <text:p text:style-name="P12">Mekan:</text:p>
          </table:table-cell>
          <table:covered-table-cell/>
          <table:table-cell table:style-name="Table2.A2" table:number-columns-spanned="2" office:value-type="string">
            <text:p text:style-name="P21">Ögütme:</text:p>
          </table:table-cell>
          <table:covered-table-cell/>
          <table:covered-table-cell table:style-name="Table2.A1"/>
          <table:covered-table-cell/>
          <table:table-cell table:style-name="Table2.G2" table:number-rows-spanned="5" office:value-type="string">
            <text:p text:style-name="P23">Diğer/Genel:</text:p>
            <text:p text:style-name="P23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36">F/P: <text:span text:style-name="T7"></text:span>Kötü <text:s/><text:span text:style-name="T7"></text:span>Orta <text:s/><text:span text:style-name="T7"></text:span>İyi</text:p>
            <text:p text:style-name="P36"><text:span text:style-name="T7"></text:span>Tekrar alırım</text:p>
            <text:p text:style-name="P36"><text:span text:style-name="T7"></text:span>Öneririm</text:p>
          </table:table-cell>
        </table:table-row>
        <table:table-row table:style-name="TableLine9472192446635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17">Aroma</text:p>
          </table:table-cell>
          <table:table-cell table:style-name="Table2.A2" office:value-type="string">
            <text:p text:style-name="P17">Asidite</text:p>
          </table:table-cell>
          <table:table-cell table:style-name="Table2.A2" office:value-type="string">
            <text:p text:style-name="P17">Tatlılık</text:p>
          </table:table-cell>
          <table:table-cell table:style-name="Table2.A2" office:value-type="string">
            <text:p text:style-name="P17">Gövde</text:p>
          </table:table-cell>
          <table:table-cell table:style-name="Table2.A2" office:value-type="string">
            <text:p text:style-name="P17">Bitiş</text:p>
          </table:table-cell>
          <table:covered-table-cell table:style-name="Table2.G2"/>
        </table:table-row>
        <table:table-row table:style-name="Table2.5">
          <table:table-cell table:style-name="Table2.A2" office:value-type="string">
            <text:p text:style-name="P2"><draw:frame text:anchor-type="as-char" svg:y="0.0043in" draw:z-index="13" draw:name="Shape1_0" draw:style-name="gr1" draw:text-style-name="P40" svg:width="0.3079in" svg:height="0.1343in" draw:transform="rotate (1.58109376938166) translate (0.00347222222222222in 0.313194444444444in)"><draw:text-box><text:p><text:span text:style-name="T11">N</text:span><text:span text:style-name="T11">i</text:span><text:span text:style-name="T11">c</text:span><text:span text:style-name="T11">e</text:span><text:span text:style-name="T11">l</text:span><text:span text:style-name="T11">i</text:span><text:span text:style-name="T11">k</text:span><text:span text:style-name="T12">‡</text:span></text:p></draw:text-box></draw:frame></text:p>
          </table:table-cell>
          <table:table-cell table:style-name="Table2.A2" office:value-type="string">
            <text:p text:style-name="P5"><draw:g text:anchor-type="as-char" svg:y="0.0728in" draw:z-index="14" draw:name="DrawObject1_9" draw:style-name="gr2"><draw:line draw:name="Shape3_10" draw:style-name="gr3" draw:text-style-name="P38" svg:x1="0in" svg:y1="0.0681in" svg:x2="0.9142in" svg:y2="0.0681in"><text:p/></draw:line><draw:line draw:name="Shape4_32" draw:style-name="gr3" draw:text-style-name="P38" svg:x1="0in" svg:y1="0in" svg:x2="0in" svg:y2="0.1299in"><text:p/></draw:line><draw:line draw:name="Shape4_33" draw:style-name="gr3" draw:text-style-name="P39" svg:x1="0.9165in" svg:y1="0.0043in" svg:x2="0.9165in" svg:y2="0.135in"><text:p/></draw:line><draw:line draw:name="Shape4_34" draw:style-name="gr3" draw:text-style-name="P39" svg:x1="0.4685in" svg:y1="0.0016in" svg:x2="0.4685in" svg:y2="0.1323in"><text:p/></draw:line><draw:line draw:name="Shape5_21" draw:style-name="gr3" draw:text-style-name="P39" svg:x1="0.2319in" svg:y1="0.0398in" svg:x2="0.2319in" svg:y2="0.0862in"><text:p/></draw:line><draw:line draw:name="Shape5_22" draw:style-name="gr3" draw:text-style-name="P38" svg:x1="0.7004in" svg:y1="0.0453in" svg:x2="0.7004in" svg:y2="0.0909in"><text:p/></draw:line></draw:g></text:p>
          </table:table-cell>
          <table:table-cell table:style-name="Table2.A2" office:value-type="string">
            <text:p text:style-name="P4"><draw:g text:anchor-type="as-char" svg:y="0.0728in" draw:z-index="15" draw:name="DrawObject1_10" draw:style-name="gr2"><draw:line draw:name="Shape3_0" draw:style-name="gr3" draw:text-style-name="P38" svg:x1="0in" svg:y1="0.0681in" svg:x2="0.9142in" svg:y2="0.0681in"><text:p/></draw:line><draw:line draw:name="Shape4_2" draw:style-name="gr3" draw:text-style-name="P38" svg:x1="0in" svg:y1="0in" svg:x2="0in" svg:y2="0.1299in"><text:p/></draw:line><draw:line draw:name="Shape4_3" draw:style-name="gr3" draw:text-style-name="P39" svg:x1="0.9165in" svg:y1="0.0043in" svg:x2="0.9165in" svg:y2="0.135in"><text:p/></draw:line><draw:line draw:name="Shape4_4" draw:style-name="gr3" draw:text-style-name="P39" svg:x1="0.4685in" svg:y1="0.0016in" svg:x2="0.4685in" svg:y2="0.1323in"><text:p/></draw:line><draw:line draw:name="Shape5_1" draw:style-name="gr3" draw:text-style-name="P39" svg:x1="0.2319in" svg:y1="0.0398in" svg:x2="0.2319in" svg:y2="0.0862in"><text:p/></draw:line><draw:line draw:name="Shape5_2" draw:style-name="gr3" draw:text-style-name="P38" svg:x1="0.7004in" svg:y1="0.0453in" svg:x2="0.7004in" svg:y2="0.0909in"><text:p/></draw:line></draw:g></text:p>
          </table:table-cell>
          <table:table-cell table:style-name="Table2.A2" office:value-type="string">
            <text:p text:style-name="P4"><draw:g text:anchor-type="as-char" svg:y="0.0728in" draw:z-index="16" draw:name="DrawObject1_11" draw:style-name="gr2"><draw:line draw:name="Shape3_11" draw:style-name="gr3" draw:text-style-name="P38" svg:x1="0in" svg:y1="0.0681in" svg:x2="0.9142in" svg:y2="0.0681in"><text:p/></draw:line><draw:line draw:name="Shape4_35" draw:style-name="gr3" draw:text-style-name="P38" svg:x1="0in" svg:y1="0in" svg:x2="0in" svg:y2="0.1299in"><text:p/></draw:line><draw:line draw:name="Shape4_36" draw:style-name="gr3" draw:text-style-name="P39" svg:x1="0.9165in" svg:y1="0.0043in" svg:x2="0.9165in" svg:y2="0.135in"><text:p/></draw:line><draw:line draw:name="Shape4_37" draw:style-name="gr3" draw:text-style-name="P39" svg:x1="0.4685in" svg:y1="0.0016in" svg:x2="0.4685in" svg:y2="0.1323in"><text:p/></draw:line><draw:line draw:name="Shape5_23" draw:style-name="gr3" draw:text-style-name="P39" svg:x1="0.2319in" svg:y1="0.0398in" svg:x2="0.2319in" svg:y2="0.0862in"><text:p/></draw:line><draw:line draw:name="Shape5_24" draw:style-name="gr3" draw:text-style-name="P38" svg:x1="0.7004in" svg:y1="0.0453in" svg:x2="0.7004in" svg:y2="0.0909in"><text:p/></draw:line></draw:g></text:p>
          </table:table-cell>
          <table:table-cell table:style-name="Table2.A2" office:value-type="string">
            <text:p text:style-name="P4"><draw:g text:anchor-type="as-char" svg:y="0.0728in" draw:z-index="17" draw:name="DrawObject1_12" draw:style-name="gr2"><draw:line draw:name="Shape3_12" draw:style-name="gr3" draw:text-style-name="P38" svg:x1="0in" svg:y1="0.0681in" svg:x2="0.9142in" svg:y2="0.0681in"><text:p/></draw:line><draw:line draw:name="Shape4_38" draw:style-name="gr3" draw:text-style-name="P38" svg:x1="0in" svg:y1="0in" svg:x2="0in" svg:y2="0.1299in"><text:p/></draw:line><draw:line draw:name="Shape4_39" draw:style-name="gr3" draw:text-style-name="P39" svg:x1="0.9165in" svg:y1="0.0043in" svg:x2="0.9165in" svg:y2="0.135in"><text:p/></draw:line><draw:line draw:name="Shape4_40" draw:style-name="gr3" draw:text-style-name="P39" svg:x1="0.4685in" svg:y1="0.0016in" svg:x2="0.4685in" svg:y2="0.1323in"><text:p/></draw:line><draw:line draw:name="Shape5_25" draw:style-name="gr3" draw:text-style-name="P39" svg:x1="0.2319in" svg:y1="0.0398in" svg:x2="0.2319in" svg:y2="0.0862in"><text:p/></draw:line><draw:line draw:name="Shape5_26" draw:style-name="gr3" draw:text-style-name="P38" svg:x1="0.7004in" svg:y1="0.0453in" svg:x2="0.7004in" svg:y2="0.0909in"><text:p/></draw:line></draw:g></text:p>
          </table:table-cell>
          <table:table-cell table:style-name="Table2.A2" office:value-type="string">
            <text:p text:style-name="P4"><draw:g text:anchor-type="as-char" svg:y="0.0728in" draw:z-index="18" draw:name="DrawObject1_13" draw:style-name="gr2"><draw:line draw:name="Shape3_13" draw:style-name="gr3" draw:text-style-name="P38" svg:x1="0in" svg:y1="0.0681in" svg:x2="0.9142in" svg:y2="0.0681in"><text:p/></draw:line><draw:line draw:name="Shape4_41" draw:style-name="gr3" draw:text-style-name="P38" svg:x1="0in" svg:y1="0in" svg:x2="0in" svg:y2="0.1299in"><text:p/></draw:line><draw:line draw:name="Shape4_42" draw:style-name="gr3" draw:text-style-name="P39" svg:x1="0.9165in" svg:y1="0.0043in" svg:x2="0.9165in" svg:y2="0.135in"><text:p/></draw:line><draw:line draw:name="Shape4_43" draw:style-name="gr3" draw:text-style-name="P39" svg:x1="0.4685in" svg:y1="0.0016in" svg:x2="0.4685in" svg:y2="0.1323in"><text:p/></draw:line><draw:line draw:name="Shape5_27" draw:style-name="gr3" draw:text-style-name="P39" svg:x1="0.2319in" svg:y1="0.0398in" svg:x2="0.2319in" svg:y2="0.0862in"><text:p/></draw:line><draw:line draw:name="Shape5_28" draw:style-name="gr3" draw:text-style-name="P38" svg:x1="0.7004in" svg:y1="0.0453in" svg:x2="0.7004in" svg:y2="0.0909in"><text:p/></draw:line></draw:g></text:p>
          </table:table-cell>
          <table:covered-table-cell table:style-name="Table2.G2"/>
        </table:table-row>
        <table:table-row table:style-name="Table2.6">
          <table:table-cell table:style-name="Table2.A2" office:value-type="string">
            <text:p text:style-name="P2"><draw:frame text:anchor-type="as-char" svg:y="0.0138in" draw:z-index="19" draw:name="Shape2_1" draw:style-name="gr4" draw:text-style-name="P40" svg:width="0.287in" svg:height="0.1524in" draw:transform="rotate (1.56486220733812) translate (0in 0.300694444444444in)"><draw:text-box><text:p><text:span text:style-name="T11">N</text:span><text:span text:style-name="T11">i</text:span><text:span text:style-name="T11">t</text:span><text:span text:style-name="T11">e</text:span><text:span text:style-name="T11">l</text:span><text:span text:style-name="T11">i</text:span><text:span text:style-name="T11">k</text:span><text:span text:style-name="T12">†</text:span></text:p></draw:text-box></draw:frame></text:p>
          </table:table-cell>
          <table:table-cell table:style-name="Table2.A2" office:value-type="string">
            <text:p text:style-name="P4"><draw:g text:anchor-type="as-char" svg:y="0.1035in" draw:z-index="20" draw:name="DrawObject1_14" draw:style-name="gr2"><draw:line draw:name="Shape3_14" draw:style-name="gr3" draw:text-style-name="P38" svg:x1="0in" svg:y1="0.0681in" svg:x2="0.9142in" svg:y2="0.0681in"><text:p/></draw:line><draw:line draw:name="Shape4_44" draw:style-name="gr3" draw:text-style-name="P38" svg:x1="0in" svg:y1="0in" svg:x2="0in" svg:y2="0.1299in"><text:p/></draw:line><draw:line draw:name="Shape4_45" draw:style-name="gr3" draw:text-style-name="P39" svg:x1="0.9165in" svg:y1="0.0047in" svg:x2="0.9165in" svg:y2="0.1354in"><text:p/></draw:line><draw:line draw:name="Shape4_46" draw:style-name="gr3" draw:text-style-name="P39" svg:x1="0.4685in" svg:y1="0.002in" svg:x2="0.4685in" svg:y2="0.1327in"><text:p/></draw:line><draw:line draw:name="Shape5_29" draw:style-name="gr3" draw:text-style-name="P39" svg:x1="0.2319in" svg:y1="0.0406in" svg:x2="0.2319in" svg:y2="0.087in"><text:p/></draw:line><draw:line draw:name="Shape5_30" draw:style-name="gr3" draw:text-style-name="P38" svg:x1="0.7004in" svg:y1="0.0457in" svg:x2="0.7004in" svg:y2="0.0913in"><text:p/></draw:line></draw:g></text:p>
          </table:table-cell>
          <table:table-cell table:style-name="Table2.A2" office:value-type="string">
            <text:p text:style-name="P4"><draw:g text:anchor-type="as-char" svg:y="0.1035in" draw:z-index="21" draw:name="DrawObject1_15" draw:style-name="gr2"><draw:line draw:name="Shape3_15" draw:style-name="gr3" draw:text-style-name="P38" svg:x1="0in" svg:y1="0.0681in" svg:x2="0.9142in" svg:y2="0.0681in"><text:p/></draw:line><draw:line draw:name="Shape4_47" draw:style-name="gr3" draw:text-style-name="P38" svg:x1="0in" svg:y1="0in" svg:x2="0in" svg:y2="0.1299in"><text:p/></draw:line><draw:line draw:name="Shape4_48" draw:style-name="gr3" draw:text-style-name="P39" svg:x1="0.9165in" svg:y1="0.0047in" svg:x2="0.9165in" svg:y2="0.1354in"><text:p/></draw:line><draw:line draw:name="Shape4_49" draw:style-name="gr3" draw:text-style-name="P39" svg:x1="0.4685in" svg:y1="0.002in" svg:x2="0.4685in" svg:y2="0.1327in"><text:p/></draw:line><draw:line draw:name="Shape5_31" draw:style-name="gr3" draw:text-style-name="P39" svg:x1="0.2319in" svg:y1="0.0406in" svg:x2="0.2319in" svg:y2="0.087in"><text:p/></draw:line><draw:line draw:name="Shape5_32" draw:style-name="gr3" draw:text-style-name="P38" svg:x1="0.7004in" svg:y1="0.0457in" svg:x2="0.7004in" svg:y2="0.0913in"><text:p/></draw:line></draw:g></text:p>
          </table:table-cell>
          <table:table-cell table:style-name="Table2.A2" office:value-type="string">
            <text:p text:style-name="P4"><draw:g text:anchor-type="as-char" svg:y="0.1035in" draw:z-index="22" draw:name="DrawObject1_16" draw:style-name="gr2"><draw:line draw:name="Shape3_16" draw:style-name="gr3" draw:text-style-name="P38" svg:x1="0in" svg:y1="0.0681in" svg:x2="0.9142in" svg:y2="0.0681in"><text:p/></draw:line><draw:line draw:name="Shape4_50" draw:style-name="gr3" draw:text-style-name="P38" svg:x1="0in" svg:y1="0in" svg:x2="0in" svg:y2="0.1299in"><text:p/></draw:line><draw:line draw:name="Shape4_51" draw:style-name="gr3" draw:text-style-name="P39" svg:x1="0.9165in" svg:y1="0.0047in" svg:x2="0.9165in" svg:y2="0.1354in"><text:p/></draw:line><draw:line draw:name="Shape4_52" draw:style-name="gr3" draw:text-style-name="P39" svg:x1="0.4685in" svg:y1="0.002in" svg:x2="0.4685in" svg:y2="0.1327in"><text:p/></draw:line><draw:line draw:name="Shape5_33" draw:style-name="gr3" draw:text-style-name="P39" svg:x1="0.2319in" svg:y1="0.0406in" svg:x2="0.2319in" svg:y2="0.087in"><text:p/></draw:line><draw:line draw:name="Shape5_34" draw:style-name="gr3" draw:text-style-name="P38" svg:x1="0.7004in" svg:y1="0.0457in" svg:x2="0.7004in" svg:y2="0.0913in"><text:p/></draw:line></draw:g></text:p>
          </table:table-cell>
          <table:table-cell table:style-name="Table2.A2" office:value-type="string">
            <text:p text:style-name="P4"><draw:g text:anchor-type="as-char" svg:y="0.1035in" draw:z-index="23" draw:name="DrawObject1_17" draw:style-name="gr2"><draw:line draw:name="Shape3_17" draw:style-name="gr3" draw:text-style-name="P38" svg:x1="0in" svg:y1="0.0681in" svg:x2="0.9142in" svg:y2="0.0681in"><text:p/></draw:line><draw:line draw:name="Shape4_53" draw:style-name="gr3" draw:text-style-name="P38" svg:x1="0in" svg:y1="0in" svg:x2="0in" svg:y2="0.1299in"><text:p/></draw:line><draw:line draw:name="Shape4_54" draw:style-name="gr3" draw:text-style-name="P39" svg:x1="0.9165in" svg:y1="0.0047in" svg:x2="0.9165in" svg:y2="0.1354in"><text:p/></draw:line><draw:line draw:name="Shape4_55" draw:style-name="gr3" draw:text-style-name="P39" svg:x1="0.4685in" svg:y1="0.002in" svg:x2="0.4685in" svg:y2="0.1327in"><text:p/></draw:line><draw:line draw:name="Shape5_35" draw:style-name="gr3" draw:text-style-name="P39" svg:x1="0.2319in" svg:y1="0.0406in" svg:x2="0.2319in" svg:y2="0.087in"><text:p/></draw:line><draw:line draw:name="Shape5_36" draw:style-name="gr3" draw:text-style-name="P38" svg:x1="0.7004in" svg:y1="0.0457in" svg:x2="0.7004in" svg:y2="0.0913in"><text:p/></draw:line></draw:g></text:p>
          </table:table-cell>
          <table:table-cell table:style-name="Table2.A2" office:value-type="string">
            <text:p text:style-name="P4"><draw:g text:anchor-type="as-char" svg:y="0.1035in" draw:z-index="24" draw:name="DrawObject1_18" draw:style-name="gr2"><draw:line draw:name="Shape3_18" draw:style-name="gr3" draw:text-style-name="P38" svg:x1="0in" svg:y1="0.0681in" svg:x2="0.9142in" svg:y2="0.0681in"><text:p/></draw:line><draw:line draw:name="Shape4_56" draw:style-name="gr3" draw:text-style-name="P38" svg:x1="0in" svg:y1="0in" svg:x2="0in" svg:y2="0.1299in"><text:p/></draw:line><draw:line draw:name="Shape4_57" draw:style-name="gr3" draw:text-style-name="P39" svg:x1="0.9165in" svg:y1="0.0047in" svg:x2="0.9165in" svg:y2="0.1354in"><text:p/></draw:line><draw:line draw:name="Shape4_58" draw:style-name="gr3" draw:text-style-name="P39" svg:x1="0.4685in" svg:y1="0.002in" svg:x2="0.4685in" svg:y2="0.1327in"><text:p/></draw:line><draw:line draw:name="Shape5_37" draw:style-name="gr3" draw:text-style-name="P39" svg:x1="0.2319in" svg:y1="0.0406in" svg:x2="0.2319in" svg:y2="0.087in"><text:p/></draw:line><draw:line draw:name="Shape5_38" draw:style-name="gr3" draw:text-style-name="P38" svg:x1="0.7004in" svg:y1="0.0457in" svg:x2="0.7004in" svg:y2="0.0913in"><text:p/></draw:line></draw:g></text:p>
          </table:table-cell>
          <table:covered-table-cell table:style-name="Table2.G2"/>
        </table:table-row>
        <table:table-row table:style-name="TableLine94721924484896">
          <table:table-cell table:style-name="Table2.A2" office:value-type="string">
            <text:p text:style-name="P2"/>
            <text:p text:style-name="P2"><draw:frame text:anchor-type="as-char" svg:y="0.0673in" draw:z-index="25" draw:name="Shape2_2" draw:style-name="gr1" draw:text-style-name="P37" svg:width="0.385in" svg:height="0.1343in" draw:transform="rotate (1.56102248298373) translate (0in 0.452083333333333in)"><draw:text-box><text:p><text:span text:style-name="T10">N</text:span><text:span text:style-name="T10">o</text:span><text:span text:style-name="T10">t</text:span><text:span text:style-name="T10">l</text:span><text:span text:style-name="T10">a</text:span><text:span text:style-name="T10">r</text:span></text:p></draw:text-box></draw:frame></text:p>
            <text:p text:style-name="P2"/>
          </table:table-cell>
          <table:table-cell table:style-name="Table2.A2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covered-table-cell table:style-name="Table2.G2"/>
        </table:table-row>
        <table:table-row table:style-name="TableLine94721924480624">
          <table:table-cell table:style-name="Table2.A2" table:number-columns-spanned="6" office:value-type="string">
            <text:p text:style-name="P30"><text:span text:style-name="T8">‡</text:span> İlgili tadım etmeninin (aroma, gövde v.s.) hissettiğiniz şiddeti (en sol: çok zayıf, en sağ: çok yoğun)</text:p>
            <text:p text:style-name="P29"><text:span text:style-name="T8">†</text:span><text:span text:style-name="T5"> </text:span>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2" office:value-type="string">
            <text:p text:style-name="P32"><text:s text:c="8"/>/ <text:span text:style-name="T1">10</text:span><text:span text:style-name="T2">0</text:span></text:p>
          </table:table-cell>
        </table:table-row>
      </table:table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row table:style-name="Table3.1">
          <table:table-cell table:style-name="Table3.A1" table:number-columns-spanned="4" office:value-type="string">
            <text:p text:style-name="P19">Kahve:</text:p>
          </table:table-cell>
          <table:covered-table-cell/>
          <table:covered-table-cell/>
          <table:covered-table-cell/>
          <table:table-cell table:style-name="Table3.A1" table:number-rows-spanned="3" table:number-columns-spanned="2" office:value-type="string">
            <text:p text:style-name="P12">Demleme:</text:p>
          </table:table-cell>
          <table:covered-table-cell/>
          <table:table-cell table:style-name="Table3.G1" office:value-type="string">
            <text:p text:style-name="P11">T<text:span text:style-name="T4">arih:</text:span></text:p>
          </table:table-cell>
        </table:table-row>
        <table:table-row table:style-name="Table3.2">
          <table:table-cell table:style-name="Table3.A2" table:number-columns-spanned="4" office:value-type="string">
            <text:p text:style-name="P19"><text:span text:style-name="T3">Kavrum</text:span>:</text:p>
          </table:table-cell>
          <table:covered-table-cell/>
          <table:covered-table-cell/>
          <table:covered-table-cell/>
          <table:covered-table-cell table:style-name="Table3.A1"/>
          <table:covered-table-cell/>
          <table:table-cell table:style-name="Table3.G2" office:value-type="string">
            <text:p text:style-name="P14">Saat:</text:p>
          </table:table-cell>
        </table:table-row>
        <table:table-row table:style-name="Table3.3">
          <table:table-cell table:style-name="Table3.A2" table:number-columns-spanned="2" office:value-type="string">
            <text:p text:style-name="P12">Mekan:</text:p>
          </table:table-cell>
          <table:covered-table-cell/>
          <table:table-cell table:style-name="Table3.A2" table:number-columns-spanned="2" office:value-type="string">
            <text:p text:style-name="P21">Ögütme:</text:p>
          </table:table-cell>
          <table:covered-table-cell/>
          <table:covered-table-cell table:style-name="Table3.A1"/>
          <table:covered-table-cell/>
          <table:table-cell table:style-name="Table3.G2" table:number-rows-spanned="5" office:value-type="string">
            <text:p text:style-name="P23">Diğer/Genel:</text:p>
            <text:p text:style-name="P23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36">F/P: <text:span text:style-name="T7"></text:span>Kötü <text:s/><text:span text:style-name="T7"></text:span>Orta <text:s/><text:span text:style-name="T7"></text:span>İyi</text:p>
            <text:p text:style-name="P36"><text:span text:style-name="T7"></text:span>Tekrar alırım</text:p>
            <text:p text:style-name="P36"><text:span text:style-name="T7"></text:span>Öneririm</text:p>
          </table:table-cell>
        </table:table-row>
        <table:table-row table:style-name="TableLine94721924121280">
          <table:table-cell table:style-name="Table3.A2" office:value-type="string">
            <text:p text:style-name="P25"/>
          </table:table-cell>
          <table:table-cell table:style-name="Table3.A2" office:value-type="string">
            <text:p text:style-name="P17">Aroma</text:p>
          </table:table-cell>
          <table:table-cell table:style-name="Table3.A2" office:value-type="string">
            <text:p text:style-name="P17">Asidite</text:p>
          </table:table-cell>
          <table:table-cell table:style-name="Table3.A2" office:value-type="string">
            <text:p text:style-name="P17">Tatlılık</text:p>
          </table:table-cell>
          <table:table-cell table:style-name="Table3.A2" office:value-type="string">
            <text:p text:style-name="P17">Gövde</text:p>
          </table:table-cell>
          <table:table-cell table:style-name="Table3.A2" office:value-type="string">
            <text:p text:style-name="P17">Bitiş</text:p>
          </table:table-cell>
          <table:covered-table-cell table:style-name="Table3.G2"/>
        </table:table-row>
        <table:table-row table:style-name="Table3.5">
          <table:table-cell table:style-name="Table3.A2" office:value-type="string">
            <text:p text:style-name="P2"><draw:frame text:anchor-type="as-char" svg:y="0.0043in" draw:z-index="26" draw:name="Shape1_1" draw:style-name="gr1" draw:text-style-name="P40" svg:width="0.3079in" svg:height="0.1343in" draw:transform="rotate (1.58109376938166) translate (0.00347222222222222in 0.313194444444444in)"><draw:text-box><text:p><text:span text:style-name="T11">Nicelik</text:span><text:span text:style-name="T12">‡</text:span></text:p></draw:text-box></draw:frame></text:p>
          </table:table-cell>
          <table:table-cell table:style-name="Table3.A2" office:value-type="string">
            <text:p text:style-name="P5"><draw:g text:anchor-type="as-char" svg:y="0.0728in" draw:z-index="27" draw:name="DrawObject1_19" draw:style-name="gr2"><draw:line draw:name="Shape3_19" draw:style-name="gr3" draw:text-style-name="P38" svg:x1="0in" svg:y1="0.0681in" svg:x2="0.9142in" svg:y2="0.0681in"><text:p/></draw:line><draw:line draw:name="Shape4_59" draw:style-name="gr3" draw:text-style-name="P38" svg:x1="0in" svg:y1="0in" svg:x2="0in" svg:y2="0.1299in"><text:p/></draw:line><draw:line draw:name="Shape4_60" draw:style-name="gr3" draw:text-style-name="P39" svg:x1="0.9165in" svg:y1="0.0043in" svg:x2="0.9165in" svg:y2="0.135in"><text:p/></draw:line><draw:line draw:name="Shape4_61" draw:style-name="gr3" draw:text-style-name="P39" svg:x1="0.4685in" svg:y1="0.0016in" svg:x2="0.4685in" svg:y2="0.1323in"><text:p/></draw:line><draw:line draw:name="Shape5_39" draw:style-name="gr3" draw:text-style-name="P39" svg:x1="0.2319in" svg:y1="0.0398in" svg:x2="0.2319in" svg:y2="0.0862in"><text:p/></draw:line><draw:line draw:name="Shape5_40" draw:style-name="gr3" draw:text-style-name="P38" svg:x1="0.7004in" svg:y1="0.0453in" svg:x2="0.7004in" svg:y2="0.0909in"><text:p/></draw:line></draw:g></text:p>
          </table:table-cell>
          <table:table-cell table:style-name="Table3.A2" office:value-type="string">
            <text:p text:style-name="P4"><draw:g text:anchor-type="as-char" svg:y="0.0728in" draw:z-index="28" draw:name="DrawObject1_20" draw:style-name="gr2"><draw:line draw:name="Shape3_20" draw:style-name="gr3" draw:text-style-name="P38" svg:x1="0in" svg:y1="0.0681in" svg:x2="0.9142in" svg:y2="0.0681in"><text:p/></draw:line><draw:line draw:name="Shape4_62" draw:style-name="gr3" draw:text-style-name="P38" svg:x1="0in" svg:y1="0in" svg:x2="0in" svg:y2="0.1299in"><text:p/></draw:line><draw:line draw:name="Shape4_63" draw:style-name="gr3" draw:text-style-name="P39" svg:x1="0.9165in" svg:y1="0.0043in" svg:x2="0.9165in" svg:y2="0.135in"><text:p/></draw:line><draw:line draw:name="Shape4_64" draw:style-name="gr3" draw:text-style-name="P39" svg:x1="0.4685in" svg:y1="0.0016in" svg:x2="0.4685in" svg:y2="0.1323in"><text:p/></draw:line><draw:line draw:name="Shape5_41" draw:style-name="gr3" draw:text-style-name="P39" svg:x1="0.2319in" svg:y1="0.0398in" svg:x2="0.2319in" svg:y2="0.0862in"><text:p/></draw:line><draw:line draw:name="Shape5_42" draw:style-name="gr3" draw:text-style-name="P38" svg:x1="0.7004in" svg:y1="0.0453in" svg:x2="0.7004in" svg:y2="0.0909in"><text:p/></draw:line></draw:g></text:p>
          </table:table-cell>
          <table:table-cell table:style-name="Table3.A2" office:value-type="string">
            <text:p text:style-name="P4"><draw:g text:anchor-type="as-char" svg:y="0.0728in" draw:z-index="29" draw:name="DrawObject1_21" draw:style-name="gr2"><draw:line draw:name="Shape3_21" draw:style-name="gr3" draw:text-style-name="P38" svg:x1="0in" svg:y1="0.0681in" svg:x2="0.9142in" svg:y2="0.0681in"><text:p/></draw:line><draw:line draw:name="Shape4_65" draw:style-name="gr3" draw:text-style-name="P38" svg:x1="0in" svg:y1="0in" svg:x2="0in" svg:y2="0.1299in"><text:p/></draw:line><draw:line draw:name="Shape4_66" draw:style-name="gr3" draw:text-style-name="P39" svg:x1="0.9165in" svg:y1="0.0043in" svg:x2="0.9165in" svg:y2="0.135in"><text:p/></draw:line><draw:line draw:name="Shape4_67" draw:style-name="gr3" draw:text-style-name="P39" svg:x1="0.4685in" svg:y1="0.0016in" svg:x2="0.4685in" svg:y2="0.1323in"><text:p/></draw:line><draw:line draw:name="Shape5_43" draw:style-name="gr3" draw:text-style-name="P39" svg:x1="0.2319in" svg:y1="0.0398in" svg:x2="0.2319in" svg:y2="0.0862in"><text:p/></draw:line><draw:line draw:name="Shape5_44" draw:style-name="gr3" draw:text-style-name="P38" svg:x1="0.7004in" svg:y1="0.0453in" svg:x2="0.7004in" svg:y2="0.0909in"><text:p/></draw:line></draw:g></text:p>
          </table:table-cell>
          <table:table-cell table:style-name="Table3.A2" office:value-type="string">
            <text:p text:style-name="P4"><draw:g text:anchor-type="as-char" svg:y="0.0728in" draw:z-index="30" draw:name="DrawObject1_22" draw:style-name="gr2"><draw:line draw:name="Shape3_22" draw:style-name="gr3" draw:text-style-name="P38" svg:x1="0in" svg:y1="0.0681in" svg:x2="0.9142in" svg:y2="0.0681in"><text:p/></draw:line><draw:line draw:name="Shape4_68" draw:style-name="gr3" draw:text-style-name="P38" svg:x1="0in" svg:y1="0in" svg:x2="0in" svg:y2="0.1299in"><text:p/></draw:line><draw:line draw:name="Shape4_69" draw:style-name="gr3" draw:text-style-name="P39" svg:x1="0.9165in" svg:y1="0.0043in" svg:x2="0.9165in" svg:y2="0.135in"><text:p/></draw:line><draw:line draw:name="Shape4_70" draw:style-name="gr3" draw:text-style-name="P39" svg:x1="0.4685in" svg:y1="0.0016in" svg:x2="0.4685in" svg:y2="0.1323in"><text:p/></draw:line><draw:line draw:name="Shape5_45" draw:style-name="gr3" draw:text-style-name="P39" svg:x1="0.2319in" svg:y1="0.0398in" svg:x2="0.2319in" svg:y2="0.0862in"><text:p/></draw:line><draw:line draw:name="Shape5_46" draw:style-name="gr3" draw:text-style-name="P38" svg:x1="0.7004in" svg:y1="0.0453in" svg:x2="0.7004in" svg:y2="0.0909in"><text:p/></draw:line></draw:g></text:p>
          </table:table-cell>
          <table:table-cell table:style-name="Table3.A2" office:value-type="string">
            <text:p text:style-name="P4"><draw:g text:anchor-type="as-char" svg:y="0.0728in" draw:z-index="31" draw:name="DrawObject1_23" draw:style-name="gr2"><draw:line draw:name="Shape3_23" draw:style-name="gr3" draw:text-style-name="P38" svg:x1="0in" svg:y1="0.0681in" svg:x2="0.9142in" svg:y2="0.0681in"><text:p/></draw:line><draw:line draw:name="Shape4_71" draw:style-name="gr3" draw:text-style-name="P38" svg:x1="0in" svg:y1="0in" svg:x2="0in" svg:y2="0.1299in"><text:p/></draw:line><draw:line draw:name="Shape4_72" draw:style-name="gr3" draw:text-style-name="P39" svg:x1="0.9165in" svg:y1="0.0043in" svg:x2="0.9165in" svg:y2="0.135in"><text:p/></draw:line><draw:line draw:name="Shape4_73" draw:style-name="gr3" draw:text-style-name="P39" svg:x1="0.4685in" svg:y1="0.0016in" svg:x2="0.4685in" svg:y2="0.1323in"><text:p/></draw:line><draw:line draw:name="Shape5_47" draw:style-name="gr3" draw:text-style-name="P39" svg:x1="0.2319in" svg:y1="0.0398in" svg:x2="0.2319in" svg:y2="0.0862in"><text:p/></draw:line><draw:line draw:name="Shape5_48" draw:style-name="gr3" draw:text-style-name="P38" svg:x1="0.7004in" svg:y1="0.0453in" svg:x2="0.7004in" svg:y2="0.0909in"><text:p/></draw:line></draw:g></text:p>
          </table:table-cell>
          <table:covered-table-cell table:style-name="Table3.G2"/>
        </table:table-row>
        <table:table-row table:style-name="Table3.6">
          <table:table-cell table:style-name="Table3.A2" office:value-type="string">
            <text:p text:style-name="P2"><draw:frame text:anchor-type="as-char" svg:y="0.0138in" draw:z-index="32" draw:name="Shape2_3" draw:style-name="gr4" draw:text-style-name="P40" svg:width="0.287in" svg:height="0.1524in" draw:transform="rotate (1.56486220733812) translate (0in 0.300694444444444in)"><draw:text-box><text:p><text:span text:style-name="T11">Nitelik</text:span><text:span text:style-name="T12">†</text:span></text:p></draw:text-box></draw:frame></text:p>
          </table:table-cell>
          <table:table-cell table:style-name="Table3.A2" office:value-type="string">
            <text:p text:style-name="P4"><draw:g text:anchor-type="as-char" svg:y="0.1035in" draw:z-index="33" draw:name="DrawObject1_24" draw:style-name="gr2"><draw:line draw:name="Shape3_24" draw:style-name="gr3" draw:text-style-name="P38" svg:x1="0in" svg:y1="0.0681in" svg:x2="0.9142in" svg:y2="0.0681in"><text:p/></draw:line><draw:line draw:name="Shape4_74" draw:style-name="gr3" draw:text-style-name="P38" svg:x1="0in" svg:y1="0in" svg:x2="0in" svg:y2="0.1299in"><text:p/></draw:line><draw:line draw:name="Shape4_75" draw:style-name="gr3" draw:text-style-name="P39" svg:x1="0.9165in" svg:y1="0.0047in" svg:x2="0.9165in" svg:y2="0.1354in"><text:p/></draw:line><draw:line draw:name="Shape4_76" draw:style-name="gr3" draw:text-style-name="P39" svg:x1="0.4685in" svg:y1="0.002in" svg:x2="0.4685in" svg:y2="0.1327in"><text:p/></draw:line><draw:line draw:name="Shape5_49" draw:style-name="gr3" draw:text-style-name="P39" svg:x1="0.2319in" svg:y1="0.0406in" svg:x2="0.2319in" svg:y2="0.087in"><text:p/></draw:line><draw:line draw:name="Shape5_50" draw:style-name="gr3" draw:text-style-name="P38" svg:x1="0.7004in" svg:y1="0.0457in" svg:x2="0.7004in" svg:y2="0.0913in"><text:p/></draw:line></draw:g></text:p>
          </table:table-cell>
          <table:table-cell table:style-name="Table3.A2" office:value-type="string">
            <text:p text:style-name="P4"><draw:g text:anchor-type="as-char" svg:y="0.1035in" draw:z-index="34" draw:name="DrawObject1_25" draw:style-name="gr2"><draw:line draw:name="Shape3_25" draw:style-name="gr3" draw:text-style-name="P38" svg:x1="0in" svg:y1="0.0681in" svg:x2="0.9142in" svg:y2="0.0681in"><text:p/></draw:line><draw:line draw:name="Shape4_77" draw:style-name="gr3" draw:text-style-name="P38" svg:x1="0in" svg:y1="0in" svg:x2="0in" svg:y2="0.1299in"><text:p/></draw:line><draw:line draw:name="Shape4_78" draw:style-name="gr3" draw:text-style-name="P39" svg:x1="0.9165in" svg:y1="0.0047in" svg:x2="0.9165in" svg:y2="0.1354in"><text:p/></draw:line><draw:line draw:name="Shape4_79" draw:style-name="gr3" draw:text-style-name="P39" svg:x1="0.4685in" svg:y1="0.002in" svg:x2="0.4685in" svg:y2="0.1327in"><text:p/></draw:line><draw:line draw:name="Shape5_51" draw:style-name="gr3" draw:text-style-name="P39" svg:x1="0.2319in" svg:y1="0.0406in" svg:x2="0.2319in" svg:y2="0.087in"><text:p/></draw:line><draw:line draw:name="Shape5_52" draw:style-name="gr3" draw:text-style-name="P38" svg:x1="0.7004in" svg:y1="0.0457in" svg:x2="0.7004in" svg:y2="0.0913in"><text:p/></draw:line></draw:g></text:p>
          </table:table-cell>
          <table:table-cell table:style-name="Table3.A2" office:value-type="string">
            <text:p text:style-name="P4"><draw:g text:anchor-type="as-char" svg:y="0.1035in" draw:z-index="35" draw:name="DrawObject1_26" draw:style-name="gr2"><draw:line draw:name="Shape3_26" draw:style-name="gr3" draw:text-style-name="P38" svg:x1="0in" svg:y1="0.0681in" svg:x2="0.9142in" svg:y2="0.0681in"><text:p/></draw:line><draw:line draw:name="Shape4_80" draw:style-name="gr3" draw:text-style-name="P38" svg:x1="0in" svg:y1="0in" svg:x2="0in" svg:y2="0.1299in"><text:p/></draw:line><draw:line draw:name="Shape4_81" draw:style-name="gr3" draw:text-style-name="P39" svg:x1="0.9165in" svg:y1="0.0047in" svg:x2="0.9165in" svg:y2="0.1354in"><text:p/></draw:line><draw:line draw:name="Shape4_82" draw:style-name="gr3" draw:text-style-name="P39" svg:x1="0.4685in" svg:y1="0.002in" svg:x2="0.4685in" svg:y2="0.1327in"><text:p/></draw:line><draw:line draw:name="Shape5_53" draw:style-name="gr3" draw:text-style-name="P39" svg:x1="0.2319in" svg:y1="0.0406in" svg:x2="0.2319in" svg:y2="0.087in"><text:p/></draw:line><draw:line draw:name="Shape5_54" draw:style-name="gr3" draw:text-style-name="P38" svg:x1="0.7004in" svg:y1="0.0457in" svg:x2="0.7004in" svg:y2="0.0913in"><text:p/></draw:line></draw:g></text:p>
          </table:table-cell>
          <table:table-cell table:style-name="Table3.A2" office:value-type="string">
            <text:p text:style-name="P4"><draw:g text:anchor-type="as-char" svg:y="0.1035in" draw:z-index="36" draw:name="DrawObject1_27" draw:style-name="gr2"><draw:line draw:name="Shape3_27" draw:style-name="gr3" draw:text-style-name="P38" svg:x1="0in" svg:y1="0.0681in" svg:x2="0.9142in" svg:y2="0.0681in"><text:p/></draw:line><draw:line draw:name="Shape4_83" draw:style-name="gr3" draw:text-style-name="P38" svg:x1="0in" svg:y1="0in" svg:x2="0in" svg:y2="0.1299in"><text:p/></draw:line><draw:line draw:name="Shape4_84" draw:style-name="gr3" draw:text-style-name="P39" svg:x1="0.9165in" svg:y1="0.0047in" svg:x2="0.9165in" svg:y2="0.1354in"><text:p/></draw:line><draw:line draw:name="Shape4_85" draw:style-name="gr3" draw:text-style-name="P39" svg:x1="0.4685in" svg:y1="0.002in" svg:x2="0.4685in" svg:y2="0.1327in"><text:p/></draw:line><draw:line draw:name="Shape5_55" draw:style-name="gr3" draw:text-style-name="P39" svg:x1="0.2319in" svg:y1="0.0406in" svg:x2="0.2319in" svg:y2="0.087in"><text:p/></draw:line><draw:line draw:name="Shape5_56" draw:style-name="gr3" draw:text-style-name="P38" svg:x1="0.7004in" svg:y1="0.0457in" svg:x2="0.7004in" svg:y2="0.0913in"><text:p/></draw:line></draw:g></text:p>
          </table:table-cell>
          <table:table-cell table:style-name="Table3.A2" office:value-type="string">
            <text:p text:style-name="P4"><draw:g text:anchor-type="as-char" svg:y="0.1035in" draw:z-index="37" draw:name="DrawObject1_28" draw:style-name="gr2"><draw:line draw:name="Shape3_28" draw:style-name="gr3" draw:text-style-name="P38" svg:x1="0in" svg:y1="0.0681in" svg:x2="0.9142in" svg:y2="0.0681in"><text:p/></draw:line><draw:line draw:name="Shape4_86" draw:style-name="gr3" draw:text-style-name="P38" svg:x1="0in" svg:y1="0in" svg:x2="0in" svg:y2="0.1299in"><text:p/></draw:line><draw:line draw:name="Shape4_87" draw:style-name="gr3" draw:text-style-name="P39" svg:x1="0.9165in" svg:y1="0.0047in" svg:x2="0.9165in" svg:y2="0.1354in"><text:p/></draw:line><draw:line draw:name="Shape4_88" draw:style-name="gr3" draw:text-style-name="P39" svg:x1="0.4685in" svg:y1="0.002in" svg:x2="0.4685in" svg:y2="0.1327in"><text:p/></draw:line><draw:line draw:name="Shape5_57" draw:style-name="gr3" draw:text-style-name="P39" svg:x1="0.2319in" svg:y1="0.0406in" svg:x2="0.2319in" svg:y2="0.087in"><text:p/></draw:line><draw:line draw:name="Shape5_58" draw:style-name="gr3" draw:text-style-name="P38" svg:x1="0.7004in" svg:y1="0.0457in" svg:x2="0.7004in" svg:y2="0.0913in"><text:p/></draw:line></draw:g></text:p>
          </table:table-cell>
          <table:covered-table-cell table:style-name="Table3.G2"/>
        </table:table-row>
        <table:table-row table:style-name="TableLine94721924823664">
          <table:table-cell table:style-name="Table3.A2" office:value-type="string">
            <text:p text:style-name="P2"/>
            <text:p text:style-name="P2"><draw:frame text:anchor-type="as-char" svg:y="0.0673in" draw:z-index="38" draw:name="Shape2_4" draw:style-name="gr1" draw:text-style-name="P37" svg:width="0.385in" svg:height="0.1343in" draw:transform="rotate (1.56102248298373) translate (0in 0.452083333333333in)"><draw:text-box><text:p><text:span text:style-name="T10">Notlar</text:span></text:p></draw:text-box></draw:frame></text:p>
            <text:p text:style-name="P2"/>
          </table:table-cell>
          <table:table-cell table:style-name="Table3.A2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covered-table-cell table:style-name="Table3.G2"/>
        </table:table-row>
        <table:table-row table:style-name="TableLine94721924819472">
          <table:table-cell table:style-name="Table3.A2" table:number-columns-spanned="6" office:value-type="string">
            <text:p text:style-name="P30"><text:span text:style-name="T8">‡</text:span> İlgili tadım etmeninin (aroma, gövde v.s.) hissettiğiniz şiddeti (en sol: çok zayıf, en sağ: çok yoğun)</text:p>
            <text:p text:style-name="P29"><text:span text:style-name="T8">†</text:span><text:span text:style-name="T5"> </text:span>İlgili etmen açısından kahveyi ne kadar beğendiğiniz (en sol: hiç beğenmedim, en sağ: çok beğendim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2" office:value-type="string">
            <text:p text:style-name="P32"><text:s text:c="8"/>/ <text:span text:style-name="T1">10</text:span><text:span text:style-name="T2">0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imbus Sans1" svg:font-family="'Nimbus Sans'" style:font-family-generic="swiss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1701in" fo:margin-left="0.2602in" fo:margin-right="0.2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4T20:31:22.620331780</meta:creation-date>
    <meta:editing-duration>PT1H2M35S</meta:editing-duration>
    <meta:editing-cycles>20</meta:editing-cycles>
    <meta:generator>LibreOffice/7.2.2.2$Linux_X86_64 LibreOffice_project/02b2acce88a210515b4a5bb2e46cbfb63fe97d56</meta:generator>
    <dc:date>2021-11-05T11:52:56.705861386</dc:date>
    <meta:document-statistic meta:table-count="3" meta:image-count="0" meta:object-count="0" meta:page-count="1" meta:paragraph-count="96" meta:word-count="180" meta:character-count="1056" meta:non-whitespace-character-count="918"/>
  </office:meta>
</office:document-meta>
</file>